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ubtitle">
      <style:text-properties officeooo:rsid="001c31bb" officeooo:paragraph-rsid="001c31bb"/>
    </style:style>
    <style:style style:name="P2" style:family="paragraph" style:parent-style-name="Text_20_body">
      <style:paragraph-properties fo:text-align="justify" style:justify-single-word="false"/>
      <style:text-properties officeooo:rsid="001c31bb" officeooo:paragraph-rsid="001c31bb"/>
    </style:style>
    <style:style style:name="P3" style:family="paragraph" style:parent-style-name="Text_20_body">
      <style:paragraph-properties fo:text-align="justify" style:justify-single-word="false"/>
      <style:text-properties officeooo:rsid="001c31bb" officeooo:paragraph-rsid="0030b9da"/>
    </style:style>
    <style:style style:name="P4" style:family="paragraph" style:parent-style-name="Text_20_body">
      <style:paragraph-properties fo:text-align="justify" style:justify-single-word="false"/>
      <style:text-properties officeooo:rsid="001c31bb" officeooo:paragraph-rsid="0032682e"/>
    </style:style>
    <style:style style:name="P5" style:family="paragraph" style:parent-style-name="Text_20_body">
      <style:text-properties officeooo:paragraph-rsid="001dac76"/>
    </style:style>
    <style:style style:name="P6" style:family="paragraph" style:parent-style-name="Text_20_body">
      <style:paragraph-properties fo:text-align="justify" style:justify-single-word="false"/>
      <style:text-properties officeooo:rsid="00220ad9" officeooo:paragraph-rsid="00220ad9"/>
    </style:style>
    <style:style style:name="P7" style:family="paragraph" style:parent-style-name="Text_20_body">
      <style:text-properties officeooo:rsid="0026091e" officeooo:paragraph-rsid="00294613"/>
    </style:style>
    <style:style style:name="P8" style:family="paragraph" style:parent-style-name="Text_20_body">
      <style:text-properties officeooo:rsid="0026091e" officeooo:paragraph-rsid="002cf05a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1d6bfd" officeooo:paragraph-rsid="001d6bfd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italic" officeooo:rsid="001dac76" officeooo:paragraph-rsid="00343933" style:font-style-asian="italic" style:font-style-complex="italic"/>
    </style:style>
    <style:style style:name="P11" style:family="paragraph" style:parent-style-name="Heading_20_1">
      <style:text-properties officeooo:rsid="001c31bb" officeooo:paragraph-rsid="001c31bb"/>
    </style:style>
    <style:style style:name="P12" style:family="paragraph" style:parent-style-name="Heading_20_2">
      <style:text-properties officeooo:rsid="001dac76" officeooo:paragraph-rsid="001dac76"/>
    </style:style>
    <style:style style:name="P13" style:family="paragraph" style:parent-style-name="Heading_20_2">
      <style:text-properties officeooo:rsid="001dac76" officeooo:paragraph-rsid="0026091e"/>
    </style:style>
    <style:style style:name="P14" style:family="paragraph" style:parent-style-name="Heading_20_2">
      <style:text-properties officeooo:rsid="0026091e" officeooo:paragraph-rsid="003e01fd"/>
    </style:style>
    <style:style style:name="P15" style:family="paragraph" style:parent-style-name="Heading_20_3">
      <style:text-properties officeooo:rsid="00271bb9" officeooo:paragraph-rsid="00271bb9"/>
    </style:style>
    <style:style style:name="P16" style:family="paragraph" style:parent-style-name="Heading_20_3">
      <style:text-properties officeooo:rsid="0045df15" officeooo:paragraph-rsid="0045df15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style="normal" officeooo:rsid="001d6bfd" officeooo:paragraph-rsid="001dac76" style:font-style-asian="normal" style:font-style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220ad9" officeooo:paragraph-rsid="002f42df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220ad9" officeooo:paragraph-rsid="00220ad9"/>
    </style:style>
    <style:style style:name="P20" style:family="paragraph" style:parent-style-name="Text_20_body" style:list-style-name="L1">
      <style:paragraph-properties fo:text-align="justify" style:justify-single-word="false"/>
      <style:text-properties officeooo:paragraph-rsid="001dac76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20b78a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paragraph-rsid="00371bc1"/>
    </style:style>
    <style:style style:name="P23" style:family="paragraph" style:parent-style-name="Text_20_body" style:list-style-name="L3">
      <style:paragraph-properties fo:text-align="justify" style:justify-single-word="false"/>
      <style:text-properties officeooo:paragraph-rsid="0020b78a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paragraph-rsid="00360682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01dac76" officeooo:paragraph-rsid="001dac76"/>
    </style:style>
    <style:style style:name="P26" style:family="paragraph" style:parent-style-name="Text_20_body" style:list-style-name="L1">
      <style:paragraph-properties fo:text-align="justify" style:justify-single-word="false"/>
      <style:text-properties fo:font-style="italic" officeooo:rsid="001dac76" officeooo:paragraph-rsid="001dac76" style:font-style-asian="italic" style:font-style-complex="italic"/>
    </style:style>
    <style:style style:name="P27" style:family="paragraph" style:parent-style-name="Text_20_body" style:list-style-name="L1">
      <style:paragraph-properties fo:text-align="justify" style:justify-single-word="false"/>
      <style:text-properties fo:font-style="italic" officeooo:rsid="001dac76" officeooo:paragraph-rsid="00343933" style:font-style-asian="italic" style:font-style-complex="italic"/>
    </style:style>
    <style:style style:name="P28" style:family="paragraph" style:parent-style-name="Text_20_body" style:list-style-name="L3">
      <style:paragraph-properties fo:text-align="justify" style:justify-single-word="false"/>
      <style:text-properties officeooo:rsid="003e01fd" officeooo:paragraph-rsid="003e01fd"/>
    </style:style>
    <style:style style:name="P29" style:family="paragraph" style:parent-style-name="Text_20_body" style:list-style-name="L4">
      <style:text-properties officeooo:paragraph-rsid="002afc0f"/>
    </style:style>
    <style:style style:name="P30" style:family="paragraph" style:parent-style-name="Text_20_body" style:list-style-name="L4">
      <style:text-properties officeooo:paragraph-rsid="00271bb9"/>
    </style:style>
    <style:style style:name="P31" style:family="paragraph" style:parent-style-name="Text_20_body" style:list-style-name="L5">
      <style:text-properties fo:font-size="10pt" officeooo:paragraph-rsid="002afc0f" style:font-size-asian="10pt" style:font-size-complex="10pt"/>
    </style:style>
    <style:style style:name="P32" style:family="paragraph" style:parent-style-name="Text_20_body" style:list-style-name="L6">
      <style:text-properties fo:font-size="10pt" officeooo:paragraph-rsid="002cf05a" style:font-size-asian="10pt" style:font-size-complex="10pt"/>
    </style:style>
    <style:style style:name="P33" style:family="paragraph" style:parent-style-name="Text_20_body" style:list-style-name="L7">
      <style:text-properties fo:font-size="10pt" officeooo:paragraph-rsid="002cf05a" style:font-size-asian="10pt" style:font-size-complex="10pt"/>
    </style:style>
    <style:style style:name="P34" style:family="paragraph" style:parent-style-name="Text_20_body" style:list-style-name="L8">
      <style:text-properties fo:font-size="10pt" officeooo:paragraph-rsid="002cf05a" style:font-size-asian="10pt" style:font-size-complex="10pt"/>
    </style:style>
    <style:style style:name="P35" style:family="paragraph" style:parent-style-name="Text_20_body" style:list-style-name="L9">
      <style:text-properties fo:font-size="10pt" officeooo:rsid="002afc0f" officeooo:paragraph-rsid="002cf05a" style:font-size-asian="10pt" style:font-size-complex="10pt"/>
    </style:style>
    <style:style style:name="P36" style:family="paragraph" style:parent-style-name="Text_20_body">
      <style:text-properties officeooo:rsid="00407e35" officeooo:paragraph-rsid="00407e35"/>
    </style:style>
    <style:style style:name="P37" style:family="paragraph" style:parent-style-name="Text_20_body">
      <style:text-properties officeooo:paragraph-rsid="00407e35"/>
    </style:style>
    <style:style style:name="P38" style:family="paragraph" style:parent-style-name="Text_20_body">
      <style:text-properties officeooo:rsid="00426be5" officeooo:paragraph-rsid="00426be5"/>
    </style:style>
    <style:style style:name="P39" style:family="paragraph" style:parent-style-name="Text_20_body" style:list-style-name="L10">
      <style:text-properties officeooo:rsid="00426be5" officeooo:paragraph-rsid="00426be5"/>
    </style:style>
    <style:style style:name="P40" style:family="paragraph" style:parent-style-name="Text_20_body" style:list-style-name="L10">
      <style:text-properties officeooo:rsid="00440a5f" officeooo:paragraph-rsid="00440a5f"/>
    </style:style>
    <style:style style:name="P41" style:family="paragraph" style:parent-style-name="Text_20_body">
      <style:text-properties officeooo:rsid="00440a5f" officeooo:paragraph-rsid="00440a5f"/>
    </style:style>
    <style:style style:name="P42" style:family="paragraph" style:parent-style-name="Text_20_body">
      <style:text-properties officeooo:rsid="0045df15" officeooo:paragraph-rsid="0045df15"/>
    </style:style>
    <style:style style:name="P43" style:family="paragraph" style:parent-style-name="Text_20_body">
      <style:text-properties officeooo:paragraph-rsid="0045df15"/>
    </style:style>
    <style:style style:name="P44" style:family="paragraph">
      <style:paragraph-properties fo:margin-top="0cm" fo:margin-bottom="0cm" loext:tab-stop-distance="0cm">
        <style:tab-stops/>
      </style:paragraph-properties>
      <style:text-properties fo:font-size="10pt" style:font-size-asian="10pt" style:font-size-complex="10pt"/>
    </style:style>
    <style:style style:name="P45" style:family="paragraph">
      <style:paragraph-properties fo:margin-top="0cm" fo:margin-bottom="0cm"/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paragraph-properties fo:margin-top="0cm" fo:margin-bottom="0cm" loext:tab-stop-distance="0cm">
        <style:tab-stops/>
      </style:paragraph-properties>
      <style:text-properties fo:font-size="10pt" style:font-size-asian="10pt" style:font-size-complex="10pt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font-size="10.5pt" style:font-size-asian="10.5pt" style:font-size-complex="10.5pt"/>
    </style:style>
    <style:style style:name="P49" style:family="paragraph">
      <style:paragraph-properties fo:margin-left="1.499cm" fo:margin-right="1.499cm" fo:text-align="justify" fo:text-indent="1.499cm"/>
    </style:style>
    <style:style style:name="P50" style:family="paragraph">
      <loext:graphic-properties draw:fill="none" draw:fill-color="#ffffff"/>
    </style:style>
    <style:style style:name="P51" style:family="paragraph">
      <style:paragraph-properties fo:text-align="start"/>
    </style:style>
    <style:style style:name="P52" style:family="paragraph">
      <loext:graphic-properties draw:fill="none" draw:fill-color="#ffffff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6bfd" style:font-style-asian="italic" style:font-style-complex="italic"/>
    </style:style>
    <style:style style:name="T3" style:family="text">
      <style:text-properties fo:font-style="italic" officeooo:rsid="001dac76" style:font-style-asian="italic" style:font-style-complex="italic"/>
    </style:style>
    <style:style style:name="T4" style:family="text">
      <style:text-properties fo:font-style="italic" officeooo:rsid="00294613" style:font-style-asian="italic" style:font-style-complex="italic"/>
    </style:style>
    <style:style style:name="T5" style:family="text">
      <style:text-properties fo:font-style="italic" officeooo:rsid="002cf05a" style:font-style-asian="italic" style:font-style-complex="italic"/>
    </style:style>
    <style:style style:name="T6" style:family="text">
      <style:text-properties fo:font-style="italic" officeooo:rsid="002f42df" style:font-style-asian="italic" style:font-style-complex="italic"/>
    </style:style>
    <style:style style:name="T7" style:family="text">
      <style:text-properties fo:font-style="italic" officeooo:rsid="00343933" style:font-style-asian="italic" style:font-style-complex="italic"/>
    </style:style>
    <style:style style:name="T8" style:family="text">
      <style:text-properties fo:font-style="italic" officeooo:rsid="00391af3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d6bf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0a43c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f849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0b78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e01f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20ad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fd4f5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3713a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f849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6091e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78f9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afc0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cf05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71bc1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947e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fd4f5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07e35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6bfd" style:font-style-asian="normal" style:font-style-complex="normal"/>
    </style:style>
    <style:style style:name="T30" style:family="text">
      <style:text-properties fo:font-style="normal" officeooo:rsid="001dac76" style:font-style-asian="normal" style:font-style-complex="normal"/>
    </style:style>
    <style:style style:name="T31" style:family="text">
      <style:text-properties fo:font-style="normal" officeooo:rsid="001f849d" style:font-style-asian="normal" style:font-style-complex="normal"/>
    </style:style>
    <style:style style:name="T32" style:family="text">
      <style:text-properties fo:font-style="normal" officeooo:rsid="0020b78a" style:font-style-asian="normal" style:font-style-complex="normal"/>
    </style:style>
    <style:style style:name="T33" style:family="text">
      <style:text-properties fo:font-style="normal" officeooo:rsid="0022b452" style:font-style-asian="normal" style:font-style-complex="normal"/>
    </style:style>
    <style:style style:name="T34" style:family="text">
      <style:text-properties fo:font-style="normal" officeooo:rsid="002499a7" style:font-style-asian="normal" style:font-style-complex="normal"/>
    </style:style>
    <style:style style:name="T35" style:family="text">
      <style:text-properties fo:font-style="normal" officeooo:rsid="0026091e" style:font-style-asian="normal" style:font-style-complex="normal"/>
    </style:style>
    <style:style style:name="T36" style:family="text">
      <style:text-properties fo:font-style="normal" officeooo:rsid="00294613" style:font-style-asian="normal" style:font-style-complex="normal"/>
    </style:style>
    <style:style style:name="T37" style:family="text">
      <style:text-properties fo:font-style="normal" officeooo:rsid="002afc0f" style:font-style-asian="normal" style:font-style-complex="normal"/>
    </style:style>
    <style:style style:name="T38" style:family="text">
      <style:text-properties fo:font-style="normal" officeooo:rsid="002cf05a" style:font-style-asian="normal" style:font-style-complex="normal"/>
    </style:style>
    <style:style style:name="T39" style:family="text">
      <style:text-properties fo:font-style="normal" officeooo:rsid="002e7eeb" style:font-style-asian="normal" style:font-style-complex="normal"/>
    </style:style>
    <style:style style:name="T40" style:family="text">
      <style:text-properties fo:font-style="normal" officeooo:rsid="0030a43c" style:font-style-asian="normal" style:font-style-complex="normal"/>
    </style:style>
    <style:style style:name="T41" style:family="text">
      <style:text-properties fo:font-style="normal" officeooo:rsid="0032682e" style:font-style-asian="normal" style:font-style-complex="normal"/>
    </style:style>
    <style:style style:name="T42" style:family="text">
      <style:text-properties fo:font-style="normal" officeooo:rsid="00334574" style:font-style-asian="normal" style:font-style-complex="normal"/>
    </style:style>
    <style:style style:name="T43" style:family="text">
      <style:text-properties fo:font-style="normal" officeooo:rsid="00343933" style:font-style-asian="normal" style:font-style-complex="normal"/>
    </style:style>
    <style:style style:name="T44" style:family="text">
      <style:text-properties fo:font-style="normal" officeooo:rsid="00391af3" style:font-style-asian="normal" style:font-style-complex="normal"/>
    </style:style>
    <style:style style:name="T45" style:family="text">
      <style:text-properties fo:font-style="normal" officeooo:rsid="00426be5" style:font-style-asian="normal" style:font-style-complex="normal"/>
    </style:style>
    <style:style style:name="T46" style:family="text">
      <style:text-properties fo:font-style="normal" officeooo:rsid="0043713a" style:font-style-asian="normal" style:font-style-complex="normal"/>
    </style:style>
    <style:style style:name="T47" style:family="text">
      <style:text-properties fo:font-style="normal" officeooo:rsid="0045df15" style:font-style-asian="normal" style:font-style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1f849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d6bf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6091e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271bb9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42240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06200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e01f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20b78a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220ad9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fd4f5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06200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f849d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0b78a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6091e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71bb9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78f9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2afc0f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2cf05a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371bc1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3e01f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20ad9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fd4f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07e35" style:font-style-asian="normal" style:font-weight-asian="normal" style:font-style-complex="normal" style:font-weight-complex="normal"/>
    </style:style>
    <style:style style:name="T73" style:family="text">
      <style:text-properties officeooo:rsid="001dac76"/>
    </style:style>
    <style:style style:name="T74" style:family="text">
      <style:text-properties officeooo:rsid="001f849d"/>
    </style:style>
    <style:style style:name="T75" style:family="text">
      <style:text-properties officeooo:rsid="00206200"/>
    </style:style>
    <style:style style:name="T76" style:family="text">
      <style:text-properties officeooo:rsid="0020b78a"/>
    </style:style>
    <style:style style:name="T77" style:family="text">
      <style:text-properties officeooo:rsid="002e7eeb"/>
    </style:style>
    <style:style style:name="T78" style:family="text">
      <style:text-properties officeooo:rsid="002f42df"/>
    </style:style>
    <style:style style:name="T79" style:family="text">
      <style:text-properties officeooo:rsid="0030a43c"/>
    </style:style>
    <style:style style:name="T80" style:family="text">
      <style:text-properties officeooo:rsid="0030b9da"/>
    </style:style>
    <style:style style:name="T81" style:family="text">
      <style:text-properties officeooo:rsid="00342240"/>
    </style:style>
    <style:style style:name="T82" style:family="text">
      <style:text-properties officeooo:rsid="00343933"/>
    </style:style>
    <style:style style:name="T83" style:family="text">
      <style:text-properties fo:font-weight="bold" officeooo:rsid="003b1a38" style:font-weight-asian="bold" style:font-weight-complex="bold"/>
    </style:style>
    <style:style style:name="T84" style:family="text">
      <style:text-properties fo:font-weight="bold" officeooo:rsid="001f849d" style:font-weight-asian="bold" style:font-weight-complex="bold"/>
    </style:style>
    <style:style style:name="T85" style:family="text">
      <style:text-properties officeooo:rsid="00407e35"/>
    </style:style>
    <style:style style:name="T86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87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officeooo:rsid="0045df15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fo:font-style="italic" style:font-size-asian="9pt" style:font-style-asian="italic" style:font-size-complex="9pt" style:font-style-complex="italic"/>
    </style:style>
    <style:style style:name="T94" style:family="text">
      <style:text-properties fo:font-size="10.5pt" style:font-size-asian="10.5pt" style:font-size-complex="10.5pt"/>
    </style:style>
    <style:style style:name="T95" style:family="text">
      <style:text-properties fo:font-size="10.5pt" fo:font-style="italic" style:font-size-asian="10.5pt" style:font-size-complex="10.5pt" style:font-style-complex="italic"/>
    </style:style>
    <style:style style:name="T96" style:family="text">
      <style:text-properties fo:font-size="10.5pt" fo:font-style="italic" style:font-size-asian="10.5pt" style:font-style-asian="italic" style:font-size-complex="10.5pt" style:font-style-complex="italic"/>
    </style:style>
    <style:style style:name="T97" style:family="text">
      <style:text-properties fo:font-size="10.5pt" fo:font-style="normal" style:font-size-asian="10.5pt" style:font-style-asian="normal" style:font-size-complex="10.5pt" style:font-style-complex="normal"/>
    </style:style>
    <style:style style:name="T98" style:family="text">
      <style:text-properties fo:font-size="10.5pt" fo:font-weight="bold" style:font-size-asian="10.5pt" style:font-weight-asian="bold" style:font-size-complex="10.5pt" style:font-weight-complex="bold"/>
    </style:style>
    <style:style style:name="T99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00" style:family="text">
      <style:text-properties fo:font-size="10pt" fo:font-style="italic" style:font-size-asian="10pt" style:font-style-asian="italic" style:font-size-complex="10pt" style:font-style-complex="italic"/>
    </style:style>
    <style:style style:name="T101" style:family="text">
      <style:text-properties fo:font-size="10pt" fo:font-style="normal" style:font-size-asian="10pt" style:font-style-asian="normal" style:font-size-complex="10pt" style:font-style-complex="normal"/>
    </style:style>
    <style:style style:name="T102" style:family="text">
      <style:text-properties fo:font-size="10.5pt" fo:font-style="italic" fo:font-weight="bold" style:font-size-asian="10.5pt" style:font-size-complex="10.5pt" style:font-style-complex="italic" style:font-weight-complex="bold"/>
    </style:style>
    <style:style style:name="T10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background-color="#b2b2b2" draw:fill="solid" draw:fill-color="#b2b2b2" fo:padding="0.049cm" fo:border="0.06pt solid #000000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4.658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31cm" fo:padding-top="0.15cm" fo:padding-bottom="0.15cm" fo:padding-left="0.15cm" fo:padding-right="0.15cm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082cm" fo:padding-top="0.15cm" fo:padding-bottom="0.15cm" fo:padding-left="0.15cm" fo:padding-right="0.15cm" loext:decorative="fals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33cm" fo:padding-top="0.15cm" fo:padding-bottom="0.15cm" fo:padding-left="0.15cm" fo:padding-right="0.15cm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5.359cm" fo:padding-top="0.25cm" fo:padding-bottom="0.25cm" fo:padding-left="0.25cm" fo:padding-right="0.25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.609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at d’avaluació 1.3 - Crea una pantalla a partir del disseny</text:p>
      <text:p text:style-name="P1"><text:span text:style-name="T78">Documentació del d</text:span>esenvolupament</text:p>
      <text:h text:style-name="P11" text:outline-level="1">Inici de l’aplicació</text:h>
      <text:p text:style-name="P2">L’aplicació va in<text:span text:style-name="T75">i</text:span>ciar-se desenvolupant els components de la carpeta <text:span text:style-name="T1">styles</text:span><text:span text:style-name="T28">, amb l’objectiu d’obtenir la classe </text:span><text:span text:style-name="T1">app_styles</text:span><text:span text:style-name="T28"> demanada, amb la intenció d’obtenir un codi aprofitable per a futurs desenvolupaments. </text:span><text:span text:style-name="T41">No és probablement el punt habitual per a començar un programa, però recordem que és un programa d’interfície d’usuari, i la base ha de ser sòlida.</text:span></text:p>
      <text:p text:style-name="P3"><draw:frame draw:style-name="fr1" draw:name="Marc1" text:anchor-type="paragraph" svg:x="0cm" svg:y="0cm" svg:width="16.969cm" draw:z-index="2"><draw:text-box fo:min-height="3.464cm"><text:p text:style-name="Text"><draw:frame text:anchor-type="paragraph" draw:z-index="3" draw:name="Marc de text 3" draw:style-name="gr4" draw:text-style-name="P48" svg:width="16.871cm" svg:height="2.834cm" svg:x="-0.002cm" svg:y="0cm"><draw:text-box><text:p text:style-name="P47"><text:span text:style-name="T94">En realitat la meva història laboral dels últims vint anys està principalment centrada en aspectes de </text:span><text:span text:style-name="T95">backend</text:span><text:span text:style-name="T94"> i arquitectura, amb només un contacte mínim amb les capes de </text:span><text:span text:style-name="T95">frontend</text:span><text:span text:style-name="T94"> pels aspectes relacionats amb l’arquitectura de les aplicacions; a més, tampoc els aspectes bàsics relacionats amb el disseny són una de les meves aptituds, i per aquest motiu trobo força interessant l’aproximació de </text:span><text:span text:style-name="T95">Flutter</text:span><text:span text:style-name="T94"> que ofereix els </text:span><text:span text:style-name="T102">temes</text:span><text:span text:style-name="T94">.</text:span></text:p></draw:text-box></draw:frame>Text <text:sequence text:ref-name="refText0" text:name="Text" text:formula="ooow:Text+1" style:num-format="1">1</text:sequence>: Context personal</text:p></draw:text-box></draw:frame></text:p>
      <text:p text:style-name="P4"><text:span text:style-name="T29">En classe s’ha objectat que en la pràctica els temes no s’ajusten al llibre d’estils que els dissenyadors estableixen en les empreses que els fan servir, i </text:span><text:span text:style-name="T10">es requereix establir valors constants específics fixats pel llibre d’estils</text:span><text:span text:style-name="T29">, en comptes de fer servir un tema de </text:span><text:span text:style-name="T2">Flutter</text:span><text:span text:style-name="T29">.</text:span></text:p>
      <text:p text:style-name="P4"><draw:frame draw:style-name="fr1" draw:name="Marc2" text:anchor-type="paragraph" svg:x="0cm" svg:y="0cm" svg:width="16.97cm" draw:z-index="4"><draw:text-box fo:min-height="7.029cm"><text:p text:style-name="Text"><draw:frame text:anchor-type="paragraph" draw:z-index="5" draw:name="Marc de text 4" draw:style-name="gr3" draw:text-style-name="P48" svg:width="16.869cm" svg:height="6.383cm" svg:x="-0.065cm" svg:y="0cm"><draw:text-box><text:p text:style-name="P47"><text:span text:style-name="T94">Això és efectivament cert, i és un problema en part degut a la manca d’eines específiques per als dissenyadors, </text:span><text:span text:style-name="T94">que llavors només treballen amb les seves eines de disseny; l’enfocament anterior a </text:span><text:span text:style-name="T96">Flutter</text:span><text:span text:style-name="T97"> va ser la separació </text:span><text:span text:style-name="T97">física dels components de disseny i els de programació, i s’han</text:span><text:span text:style-name="T94"> fet intents molt ambiciosos, oblidant de </text:span><text:span text:style-name="T94">vegades la disponibilitat de les eines més bàsiques. Afortunadament, l’</text:span><text:span text:style-name="T98">eina de disseny </text:span><text:span text:style-name="T99">Figma</text:span><text:span text:style-name="T97"> (i potser alguna </text:span><text:span text:style-name="T97">altra que desconec) ja compta amb un connector per generar </text:span><text:span text:style-name="T96">temes de Flutter</text:span><text:span text:style-name="T97">, així com altres per a </text:span><text:span text:style-name="T96">HTML</text:span><text:span text:style-name="T97">, </text:span><text:span text:style-name="T96">React</text:span><text:span text:style-name="T97">...</text:span></text:p><text:p text:style-name="P47"><text:span text:style-name="T94"/></text:p><text:p text:style-name="P49"><text:span text:style-name="T100">Fa uns vint-i-cinc anys els dissenys per a web d’un dissenyador tenien la mida fixa </text:span><text:span text:style-name="T100">600x800; es van generalitzar resolucions més altes, i només alguns bons dissenyadors </text:span><text:span text:style-name="T100">incorporaven múltiples dissenys segons la pantalla (els que en aquella època no feien servir </text:span><text:span text:style-name="T100">flash, és clar). No sé si foren els dissenyadors desbordats per la gran quantitat de resolucions que </text:span><text:span text:style-name="T100">estaven fent servir els usuaris, els programadors farts d’aquests dissenys fixos, o els fabricants </text:span><text:span text:style-name="T100">dels nous dispositius </text:span><text:span text:style-name="T101">smart-phones</text:span><text:span text:style-name="T100">, però finalment van aparèixer eines per fer el disseny </text:span><text:span text:style-name="T100">responsiu amb HTML4.</text:span></text:p></draw:text-box></draw:frame>Text <text:sequence text:ref-name="refText1" text:name="Text" text:formula="ooow:Text+1" style:num-format="1">2</text:sequence>: Observacions personals</text:p></draw:text-box></draw:frame><text:span text:style-name="T29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>En concret, </text:span><text:span text:style-name="T41">per </text:span><text:span text:style-name="T42">a</text:span><text:span text:style-name="T41"> l’exercici </text:span><text:span text:style-name="T33">s’ens proporciona una paleta estipulada per </text:span><text:a xlink:type="simple" xlink:href="https://coolors.co/f2f8a0-f896d8-bf63f8-3407da-181528" text:style-name="Internet_20_link" text:visited-style-name="Visited_20_Internet_20_Link"><text:span text:style-name="T33">https://coolors.co/f2f8a0-f896d8-bf63f8-3407da-181528</text:span></text:a><text:span text:style-name="T33">, que ens proporciona un conjunt de cinc colors </text:span><text:span text:style-name="T34">amb</text:span><text:span text:style-name="T33"> </text:span><text:span text:style-name="T34">nou</text:span><text:span text:style-name="T33"> tonalitats </text:span><text:span text:style-name="T34">per a cada color, entre el 100 i el 900 </text:span><text:span text:style-name="T44">(no hi és el 50, i no entenc alguns sistemes que també treballen amb el valor </text:span><text:span text:style-name="T8">zero</text:span><text:span text:style-name="T33">:</text:span></text:p>
      <text:p text:style-name="P9"><draw:frame text:anchor-type="paragraph" draw:z-index="1" draw:name="Marc de text 2" draw:style-name="gr5" draw:text-style-name="P50" svg:width="16.971cm" svg:height="5.86cm" svg:x="-0.06cm" svg:y="-0.09cm"><draw:text-box><text:p>{ '<text:span text:style-name="T89">mindaro</text:span>': { DEFAULT: '#f2f8a0', 100: '#474c06', 200: '#8e980b', 300: '#d6e411', 400: '#e8f254', 500: '#f2f8a0', 600: '#f5f9b3', 700: '#f7fbc6', 800: '#fafcd9', 900: '#fcfeec' }, '<text:span text:style-name="T89">persian_pink</text:span>': { DEFAULT: '#f896d8', 100: '#4b0533', 200: '#960a67', 300: '#e00e9a', 400: '#f34bbb', 500: '#f896d8', 600: '#faabdf', 700: '#fbc0e7', 800: '#fcd5ef', 900: '#feeaf7' }, '<text:span text:style-name="T89">heliotrope</text:span>': { DEFAULT: '#bf63f8', 100: '#2a0342', 200: '#540684', 300: '#7e09c7', 400: '#a321f5', 500: '#bf63f8', 600: '#cc82f9', 700: '#d8a1fb', 800: '#e5c1fc', 900: '#f2e0fe' }, '<text:span text:style-name="T89">chrysler_blue</text:span>': { DEFAULT: '#3407da', 100: '#0a012c', 200: '#150357', 300: '#1f0483', 400: '#2a05ae', 500: '#3407da', 600: '#5021f8', 700: '#7c59fa', 800: '#a790fc', 900: '#d3c8fd' }, '<text:span text:style-name="T89">dark_purple</text:span>': { DEFAULT: '#181528', 100: '#050408', 200: '#0a0810', 300: '#0e0d18', 400: '#131120', 500: '#181528', 600: '#3b3463', 700: '#5e539e', 800: '#9289c1', 900: '#c8c4e0' } }</text:p><text:p/></draw:text-box></draw:frame><text:soft-page-break/>Com a conclusió:</text:p>
      <text:list text:style-name="L1">
        <text:list-item>
          <text:p text:style-name="P17">El<text:span text:style-name="T82">s</text:span> tem<text:span text:style-name="T82">es</text:span>:</text:p>
          <text:list>
            <text:list-item>
              <text:p text:style-name="P18"><text:span text:style-name="T82">O</text:span><text:span text:style-name="T79">fereix</text:span><text:span text:style-name="T82">en</text:span><text:span text:style-name="T78"> una manera senzilla </text:span><text:span text:style-name="T79">per a ignorants en els aspectes de </text:span><text:span text:style-name="T80">disseny </text:span><text:span text:style-name="T81">sense l’asistència d’un dissenyador</text:span><text:span text:style-name="T80">:</text:span><text:span text:style-name="T78"> triar una combinació de colors compatibles, </text:span><text:span text:style-name="T81">els </text:span><text:span text:style-name="T78">modes </text:span><text:span text:style-name="T6">dark</text:span><text:span text:style-name="T78"> / </text:span><text:span text:style-name="T6">light</text:span><text:span text:style-name="T78">, i també proporciona guies per triar la mida de les fonts.</text:span></text:p>
            </text:list-item>
            <text:list-item>
              <text:p text:style-name="P19"><text:span text:style-name="T28">També és la manera més senzilla per a </text:span><text:span text:style-name="T48">establir </text:span><text:span text:style-name="T50">la </text:span><text:span text:style-name="T53">família de</text:span><text:span text:style-name="T50"> font per a tota l’aplicació</text:span><text:span text:style-name="T29">; </text:span><text:span text:style-name="T28">fem servir </text:span><text:span text:style-name="T43">un tema només amb aquesta finalitat</text:span><text:span text:style-name="T28">.</text:span></text:p>
            </text:list-item>
          </text:list>
        </text:list-item>
        <text:list-item>
          <text:p text:style-name="P20"><text:span text:style-name="T29">Els dissenys personalitzats que requereixen les empreses requereixen un enfocament més personalitzat. </text:span><text:span text:style-name="T30">Es construeix</text:span><text:span text:style-name="T40">en les constants de color fent servir la classe </text:span><text:span text:style-name="T11">MaterialColor</text:span><text:span text:style-name="T40">, que permet la definició d’un </text:span><text:span text:style-name="T11">swatch</text:span><text:span text:style-name="T40"> </text:span><text:span text:style-name="T43">(conjunt de tonalitats) </text:span><text:span text:style-name="T40">per al color</text:span><text:span text:style-name="T30">:</text:span></text:p>
          <text:list>
            <text:list-item>
              <text:p text:style-name="P25"><text:span text:style-name="T28">D’aquesta manera es pot definir la classe </text:span><text:span text:style-name="T1">AppS</text:span><text:span text:style-name="T7">t</text:span><text:span text:style-name="T1">yles</text:span><text:span text:style-name="T28"> com a una senzilla enumeració de constants, que per conveniència es divideixen en dos apartats (</text:span><text:span text:style-name="T1">records</text:span><text:span text:style-name="T28">):</text:span></text:p>
              <text:list>
                <text:list-item>
                  <text:p text:style-name="P26">AppStyles.fonts<text:span text:style-name="T28">: </text:span><text:span text:style-name="T32">un </text:span><text:span text:style-name="T76">record</text:span><text:span text:style-name="T32"> que permet accedir per nom a les diferents fonts requerides; inclou el nom de la font que es farà servir per a tota l’aplicació.</text:span></text:p>
                </text:list-item>
                <text:list-item>
                  <text:p text:style-name="P27">AppStyles.<text:span text:style-name="T77">c</text:span>olors<text:span text:style-name="T28">: </text:span><text:span text:style-name="T39">un record que proporciona el color </text:span><text:span text:style-name="T77">black</text:span><text:span text:style-name="T39"> i les paletes dels diferents colors (</text:span><text:span text:style-name="T77">mindaro</text:span><text:span text:style-name="T39">, </text:span><text:span text:style-name="T77">persianPink</text:span><text:span text:style-name="T39">, </text:span><text:span text:style-name="T77">heliotrope</text:span><text:span text:style-name="T39">, </text:span><text:span text:style-name="T77">chryslerBlue</text:span><text:span text:style-name="T39"> i </text:span><text:span text:style-name="T77">darkPurple</text:span><text:span text:style-name="T39">)</text:span></text:p>
                </text:list-item>
              </text:list>
            </text:list-item>
          </text:list>
        </text:list-item>
      </text:list>
      <text:p text:style-name="P10"><draw:frame draw:style-name="fr1" draw:name="Marc3" text:anchor-type="paragraph" svg:x="0cm" svg:y="0cm" svg:width="17.092cm" draw:z-index="6"><draw:text-box fo:min-height="3.743cm"><text:p text:style-name="Text"><draw:frame text:anchor-type="paragraph" draw:z-index="7" draw:name="Marc de text 5" draw:style-name="gr2" draw:text-style-name="P48" svg:width="16.871cm" svg:height="3.031cm" svg:x="0.06cm" svg:y="0cm"><draw:text-box><text:p text:style-name="P47"><text:span text:style-name="T94">El desenvolupament d’aquest apartat ha estat útil per familiaritzar-me amb el components del </text:span><text:span text:style-name="T94">llenguatge </text:span><text:span text:style-name="T95">Dart</text:span><text:span text:style-name="T94">, components dels que he llegit i m’han explicat en classe, però en realitat entres a </text:span><text:span text:style-name="T94">fer-los servir de cap quan fas servir </text:span><text:span text:style-name="T95">Flutter</text:span><text:span text:style-name="T94">, sense temps per a familiaritzar-te. En realitat gran part </text:span><text:span text:style-name="T94">del codi que he escrit més tard he llançat, en trobar la manera de fer servir </text:span><text:span text:style-name="T95">MaterialColor</text:span><text:span text:style-name="T94">, perquè </text:span><text:span text:style-name="T94">inicialment vaig fallar en construir-lo correctament.</text:span></text:p></draw:text-box></draw:frame>Text <text:sequence text:ref-name="refText2" text:name="Text" text:formula="ooow:Text+1" style:num-format="1">3</text:sequence>: Aprofitament personal</text:p></draw:text-box></draw:frame></text:p>
      <text:h text:style-name="P12" text:outline-level="2">Propostes de millora</text:h>
      <text:list text:style-name="L2">
        <text:list-item>
          <text:p text:style-name="P21"><text:span text:style-name="T73">En aquest cas l’enunciat limita el color negre a una única tonalitat; </text:span><text:span text:style-name="T74">considerar l’opció de tenir </text:span><text:span text:style-name="T83">tonalitats</text:span><text:span text:style-name="T84"> també pel color negre</text:span><text:span text:style-name="T74"> </text:span><text:span text:style-name="T79">podria </text:span><text:span text:style-name="T74">ser una opció</text:span><text:span text:style-name="T31">.</text:span></text:p>
        </text:list-item>
        <text:list-item>
          <text:p text:style-name="P21"><text:span text:style-name="T74">Tampoc en cap moment es parla de la </text:span><text:span text:style-name="T84">dualitat </text:span><text:span text:style-name="T12">dark </text:span><text:span text:style-name="T13">mode</text:span><text:span text:style-name="T12"> </text:span><text:span text:style-name="T49">/ </text:span><text:span text:style-name="T12">light </text:span><text:span text:style-name="T13">mode</text:span><text:span text:style-name="T61">, que avu</text:span><text:span text:style-name="T60">i</text:span><text:span text:style-name="T61"> dia hi serà en qualsevol llibre d’estils amb un mí</text:span><text:span text:style-name="T60">n</text:span><text:span text:style-name="T61">im de presència. </text:span></text:p>
        </text:list-item>
      </text:list>
      <text:list text:style-name="L3">
        <text:list-item>
          <text:list>
            <text:list-item>
              <text:p text:style-name="P22"><text:soft-page-break/><text:span text:style-name="T61">Sense pensar-ho gaire, sense ser coneixedor d’aquests temes, </text:span><text:span text:style-name="T68">i sense cap prova de concepte</text:span><text:span text:style-name="T61">, podri</text:span><text:span text:style-name="T69">em pensar </text:span><text:span text:style-name="T55">una opció</text:span><text:span text:style-name="T49"> </text:span><text:span text:style-name="T55">per </text:span><text:span text:style-name="T49">canviar entre </text:span><text:span text:style-name="T56">els modes</text:span><text:span text:style-name="T12"> dark</text:span><text:span text:style-name="T49"> i</text:span><text:span text:style-name="T12"> light</text:span><text:span text:style-name="T61"> amb </text:span><text:span text:style-name="T65">el</text:span><text:span text:style-name="T61"> senzill procediment </text:span><text:span text:style-name="T65">de canviar tots el valors pe</text:span><text:span text:style-name="T68">l càlcul</text:span><text:span text:style-name="T65"> </text:span><text:span text:style-name="T25">10</text:span><text:span text:style-name="T21">00 - valor</text:span><text:span text:style-name="T65">,</text:span><text:span text:style-name="T61"> mantenint </text:span><text:span text:style-name="T65">així </text:span><text:span text:style-name="T61">la paleta i tots els colors; </text:span><text:span text:style-name="T65">això deixaria la tonalitat</text:span><text:span text:style-name="T61"> </text:span><text:span text:style-name="T65">per defecte </text:span><text:span text:style-name="T61">(500) </text:span><text:span text:style-name="T65">invariant </text:span><text:span text:style-name="T61">entre el</text:span><text:span text:style-name="T62">s modes</text:span><text:span text:style-name="T61"> </text:span><text:span text:style-name="T19">dark</text:span><text:span text:style-name="T61"> i el </text:span><text:span text:style-name="T19">ligh</text:span><text:span text:style-name="T24">t</text:span><text:span text:style-name="T68">; </text:span><text:span text:style-name="T69">les tonalitats 400 i 600 també s’haurien de considerar invariants, per no tenir prou diferència de tonalitat entre elles.</text:span></text:p>
            </text:list-item>
            <text:list-item>
              <text:p text:style-name="P23"><text:span text:style-name="T62">S</text:span><text:span text:style-name="T60">’ha d’insistir que en la pràctica seria una </text:span><text:span text:style-name="T54">tasca del dissenyador</text:span><text:span text:style-name="T60">, i el llibre d’estils ja </text:span><text:span text:style-name="T68">hauria d’</text:span><text:span text:style-name="T60">incorporar ambdós </text:span><text:span text:style-name="T62">modes, que el dissenyador probablement considerarà com a dos variacions</text:span><text:span text:style-name="T60"> </text:span><text:span text:style-name="T62">diferents del tema</text:span><text:span text:style-name="T60">. </text:span><text:span text:style-name="T69">Ja existeixen eines com a </text:span><text:span text:style-name="T14">Figma</text:span><text:span text:style-name="T69"> per als dissenyadors.</text:span></text:p>
            </text:list-item>
            <text:list-item>
              <text:p text:style-name="P24"><text:span text:style-name="T54">F</text:span><text:span text:style-name="T57">ent servir els temes de </text:span><text:span text:style-name="T15">Flutter</text:span><text:span text:style-name="T70"> </text:span><text:span text:style-name="T69">es faria servir l’esquema següent:</text:span></text:p>
            </text:list-item>
          </text:list>
        </text:list-item>
      </text:list>
      <text:p text:style-name="P6"><draw:frame text:anchor-type="paragraph" draw:z-index="0" draw:name="Marc de text 1" draw:style-name="gr6" draw:text-style-name="P52" svg:width="14.953cm" svg:height="7.61cm" svg:x="1.998cm" svg:y="-0.152cm"><draw:text-box><text:p text:style-name="P51"><text:span text:style-name="T103">MaterialApp(</text:span></text:p><text:p text:style-name="P51"><text:span text:style-name="T103"><text:s text:c="6"/></text:span><text:span text:style-name="T103">title: 'App Title',</text:span></text:p><text:p text:style-name="P51"><text:span text:style-name="T103"><text:s text:c="6"/></text:span><text:span text:style-name="T103">theme: ThemeData(</text:span></text:p><text:p text:style-name="P51"><text:span text:style-name="T103"><text:s text:c="8"/></text:span><text:span text:style-name="T103">brightness: Brightness.light,</text:span></text:p><text:p text:style-name="P51"><text:span text:style-name="T103"><text:s text:c="8"/></text:span><text:span text:style-name="T103">/* light theme settings */</text:span></text:p><text:p text:style-name="P51"><text:span text:style-name="T103"><text:s text:c="6"/></text:span><text:span text:style-name="T103">),</text:span></text:p><text:p text:style-name="P51"><text:span text:style-name="T103"><text:s text:c="6"/></text:span><text:span text:style-name="T103">darkTheme: ThemeData(</text:span></text:p><text:p text:style-name="P51"><text:span text:style-name="T103"><text:s text:c="8"/></text:span><text:span text:style-name="T103">brightness: Brightness.dark,</text:span></text:p><text:p text:style-name="P51"><text:span text:style-name="T103"><text:s text:c="8"/></text:span><text:span text:style-name="T103">/* dark theme settings */</text:span></text:p><text:p text:style-name="P51"><text:span text:style-name="T103"><text:s text:c="6"/></text:span><text:span text:style-name="T103">),</text:span></text:p><text:p text:style-name="P51"><text:span text:style-name="T103"><text:s text:c="6"/></text:span><text:span text:style-name="T103">themeMode: ThemeMode.dark, </text:span></text:p><text:p text:style-name="P51"><text:span text:style-name="T103"><text:s text:c="6"/></text:span><text:span text:style-name="T103">/* ThemeMode.system to follow system theme, </text:span></text:p><text:p text:style-name="P51"><text:span text:style-name="T103"><text:s text:c="9"/></text:span><text:span text:style-name="T103">ThemeMode.light for light theme, </text:span></text:p><text:p text:style-name="P51"><text:span text:style-name="T103"><text:s text:c="9"/></text:span><text:span text:style-name="T103">ThemeMode.dark for dark theme</text:span></text:p><text:p text:style-name="P51"><text:span text:style-name="T103"><text:s text:c="6"/></text:span><text:span text:style-name="T103">*/</text:span></text:p><text:p text:style-name="P51"><text:span text:style-name="T103"><text:s text:c="6"/></text:span><text:span text:style-name="T103">debugShowCheckedModeBanner: false,</text:span></text:p><text:p text:style-name="P51"><text:span text:style-name="T103"><text:s text:c="6"/></text:span><text:span text:style-name="T103">home: YourAppHomepage(),</text:span></text:p><text:p text:style-name="P51"><text:span text:style-name="T103"><text:s text:c="4"/></text:span><text:span text:style-name="T103">);</text:span></text:p><text:p text:style-name="P51"><text:span text:style-name="T103"/></text:p></draw:text-box></draw:frame><text:span text:style-name="T59"/></text:p>
      <text:list text:continue-numbering="true" text:style-name="L3">
        <text:list-item>
          <text:list>
            <text:list-item>
              <text:p text:style-name="P28"><text:span text:style-name="T59">Actualment </text:span><text:span text:style-name="T26">Flutter</text:span><text:span text:style-name="T71"> fa servir </text:span><text:span text:style-name="T26">Material-3</text:span><text:span text:style-name="T71"> de </text:span><text:span text:style-name="T26">Google</text:span><text:span text:style-name="T71">. Observar que les paletes de color i les </text:span><text:span text:style-name="T16">Material Color Utilities</text:span><text:span text:style-name="T71"> (</text:span><text:span text:style-name="T26">MCU</text:span><text:span text:style-name="T71">) també tenen en consideració aspectes com els dissenys amb </text:span><text:span text:style-name="T58">colors corporatius</text:span><text:span text:style-name="T71"> o l’</text:span><text:span text:style-name="T58">accesibilitat</text:span><text:span text:style-name="T71">, dues situacions que en els dissenys cal tenir molt presents; de vegades s’oblida l’alt percentatge de </text:span><text:span text:style-name="T58">daltonisme</text:span><text:span text:style-name="T71"> (</text:span><text:span text:style-name="T58">superior al 10% entre la població</text:span><text:span text:style-name="T71"> masculina, tot i que és inferior al 1% en la femenina)</text:span></text:p>
            </text:list-item>
          </text:list>
        </text:list-item>
      </text:list>
      <text:h text:style-name="P14" text:outline-level="2">Tipografia</text:h>
      <text:p text:style-name="P7">Potser caldria recordar la classificació de les mides de lletra del disseny <text:span text:style-name="T1">Material</text:span><text:span text:style-name="T28"> de </text:span><text:span text:style-name="T1">Google</text:span><text:span text:style-name="T28">, </text:span><text:span text:style-name="T36">que es classifiquen </text:span><text:span text:style-name="T28">en cinc categories,</text:span><text:span text:style-name="T36"> i podem trobar en </text:span><text:span text:style-name="T4">TextTheme</text:span><text:span text:style-name="T28">. Cadascuna de les categories incorpora tres mides: </text:span><text:span text:style-name="T1">Large</text:span><text:span text:style-name="T28">, </text:span><text:span text:style-name="T1">Medium</text:span><text:span text:style-name="T28"> i </text:span><text:span text:style-name="T1">Small</text:span><text:span text:style-name="T28">, formant un total de quinze diferents mides.</text:span></text:p>
      <text:p text:style-name="P8"><text:span text:style-name="T28">Categories de les mides de lletra </text:span><text:span text:style-name="T38">de </text:span><text:span text:style-name="T1">Material</text:span><text:span text:style-name="T28">, per ordre:</text:span></text:p>
      <text:list xml:id="list576723719" text:style-name="L4">
        <text:list-item>
          <text:p text:style-name="P29"><text:span text:style-name="T51">Display</text:span><text:span text:style-name="T35">: </text:span><text:span text:style-name="T1">As the largest text on the screen, display styles are reserved for short, important text or numerals. They work best on large screens</text:span><text:span text:style-name="T28">.</text:span></text:p>
        </text:list-item>
      </text:list>
      <text:list text:style-name="L5">
        <text:list-item>
          <text:list>
            <text:list-item>
              <text:p text:style-name="P31"><text:span text:style-name="T37">E</text:span><text:span text:style-name="T36">ntre tT57 i tT36, </text:span><text:span text:style-name="T37">sense espaiat </text:span><text:span text:style-name="T38">ni enfatitzat (</text:span><text:span text:style-name="T5">FontWeight.w400</text:span><text:span text:style-name="T38">)</text:span><text:span text:style-name="T36">.</text:span></text:p>
            </text:list-item>
          </text:list>
        </text:list-item>
      </text:list>
      <text:list xml:id="list105936137201485" text:continue-list="list576723719" text:style-name="L4">
        <text:list-item>
          <text:p text:style-name="P29"><text:span text:style-name="T51">Headline</text:span><text:span text:style-name="T63">:</text:span><text:span text:style-name="T35"> </text:span><text:span text:style-name="T1">Headline styles are smaller than display styles. They're best-suited for short, high-emphasis text on smaller screens</text:span><text:span text:style-name="T28">.</text:span></text:p>
        </text:list-item>
      </text:list>
      <text:list text:style-name="L6">
        <text:list-item>
          <text:list>
            <text:list-item>
              <text:p text:style-name="P32"><text:span text:style-name="T37">E</text:span><text:span text:style-name="T36">ntre tT32 i tT24, </text:span><text:span text:style-name="T37">sense espaiat </text:span><text:span text:style-name="T38">ni enfatitzat (</text:span><text:span text:style-name="T5">FontWeight.w400</text:span><text:span text:style-name="T38">)</text:span><text:span text:style-name="T36">.</text:span></text:p>
            </text:list-item>
          </text:list>
        </text:list-item>
      </text:list>
      <text:list xml:id="list105936148770309" text:continue-list="list105936137201485" text:style-name="L4">
        <text:list-item>
          <text:p text:style-name="P29"><text:soft-page-break/><text:span text:style-name="T51">Title</text:span><text:span text:style-name="T63">: </text:span><text:span text:style-name="T1">Titles are smaller than headline styles and should be used for shorter, medium-emphasis text</text:span><text:span text:style-name="T28">. </text:span></text:p>
        </text:list-item>
      </text:list>
      <text:list text:style-name="L7">
        <text:list-item>
          <text:list>
            <text:list-item>
              <text:p text:style-name="P33"><text:span text:style-name="T37">Entre tT22 i tT14, amb espaiat mínim i enfatitzat</text:span><text:span text:style-name="T38"> (</text:span><text:span text:style-name="T5">FontWeight.w500</text:span><text:span text:style-name="T38">)</text:span><text:span text:style-name="T37">.</text:span></text:p>
            </text:list-item>
          </text:list>
        </text:list-item>
      </text:list>
      <text:list xml:id="list105935442584757" text:continue-list="list105936148770309" text:style-name="L4">
        <text:list-item>
          <text:p text:style-name="P29"><text:span text:style-name="T51">Label</text:span><text:span text:style-name="T63">: </text:span><text:span text:style-name="T20">Label styles are smaller, utilitarian styles, used for areas of the UI such as text inside of components or very small supporting text in the content body, like captions</text:span><text:span text:style-name="T63">.</text:span></text:p>
        </text:list-item>
      </text:list>
      <text:list text:style-name="L8">
        <text:list-item>
          <text:list>
            <text:list-item>
              <text:p text:style-name="P34"><text:span text:style-name="T66">Entre tT14 i tT11, amb espaiat més gran que el cas de </text:span><text:span text:style-name="T22">Title, </text:span><text:span text:style-name="T66">i també amb enfatitzat</text:span><text:span text:style-name="T67"> (</text:span><text:span text:style-name="T23">FontWeight.w500</text:span><text:span text:style-name="T67">)</text:span><text:span text:style-name="T66">.</text:span></text:p>
            </text:list-item>
          </text:list>
        </text:list-item>
      </text:list>
      <text:list text:continue-list="list105935442584757" text:style-name="L4">
        <text:list-item>
          <text:p text:style-name="P30"><text:span text:style-name="T51">B</text:span><text:span text:style-name="T52">ody</text:span><text:span text:style-name="T64">: </text:span><text:span text:style-name="T18">Body styles are used for longer passages of text</text:span><text:span text:style-name="T59">.</text:span></text:p>
        </text:list-item>
      </text:list>
      <text:list text:style-name="L9">
        <text:list-item>
          <text:list>
            <text:list-item>
              <text:p text:style-name="P35"><text:span text:style-name="T59">Entre tT16 i tT12, </text:span><text:span text:style-name="T67">amb espaiat mínim per millorar llegibilitat (i sense enfatitzat </text:span><text:span text:style-name="T23">FontWeight.w400</text:span><text:span text:style-name="T67">).</text:span></text:p>
            </text:list-item>
          </text:list>
        </text:list-item>
      </text:list>
      <text:h text:style-name="P15" text:outline-level="3"><text:span text:style-name="T85">Característiques </text:span>de la tipografia</text:h>
      <text:p text:style-name="P37"><text:span text:style-name="T72">S’ha incorporat una funció per a cada tipus de lletra, fent servir noms anàlogs als noms que fan servir els temes de </text:span><text:span text:style-name="T27">Material</text:span><text:span text:style-name="T72">, amb paràmetres per als valors de </text:span><text:span text:style-name="T27">Color</text:span><text:span text:style-name="T72">, </text:span><text:span text:style-name="T27">FontStyle</text:span><text:span text:style-name="T72">, </text:span><text:span text:style-name="T27">FontStyle</text:span><text:span text:style-name="T72">, </text:span><text:span text:style-name="T27">FontWeight</text:span><text:span text:style-name="T72"> i </text:span><text:span text:style-name="T27">TextDecoration</text:span><text:span text:style-name="T72">, incorporant valors per defecte per facilitar el seu us.</text:span></text:p>
      <text:h text:style-name="P13" text:outline-level="2">Importació de la font de Google <text:span text:style-name="T1">Montserrat</text:span></text:h>
      <text:p text:style-name="P5">Ò<text:span text:style-name="T73">bviament, la manera més senzilla d’importar una font de google és fer servir la referència a </text:span><text:span text:style-name="T3">Google Fonts</text:span><text:span text:style-name="T73">, però si volem fer servir una única font, o, com en aquest cas, una font i la seva variant en cursiva, resulta més convenient incorporar aquesta font directament en el projecte.</text:span></text:p>
      <text:h text:style-name="Heading_20_2" text:outline-level="2">Dificultats trobades</text:h>
      <text:p text:style-name="P36">L’activitat ha estat útil per familiaritzar-me amb el llenguatge <text:span text:style-name="T1">Dart</text:span>, que en general no presenta grans sorpreses, amb la salvetat de no implementar sobrecàrregues i les seves particularitats en les derivacions de classes i interfícies, amb l’afegit del <text:span text:style-name="T1">mixin</text:span><text:span text:style-name="T28">. També és novedos fer servir la nomenclatura per determinar la visibilitat, limitada a </text:span><text:span text:style-name="T1">privat</text:span><text:span text:style-name="T28"> i </text:span><text:span text:style-name="T1">públic</text:span><text:span text:style-name="T28">.; <text:s/></text:span><text:span text:style-name="T45">en canvi, no accepta la notació «_» per a la separació de grups de dígits en les xifres, que, amb encert, va introduir Ada, i cada vegada més llenguatges incorporen per facilitar la llegibilitat dels números.</text:span></text:p>
      <text:p text:style-name="P38"><text:span text:style-name="T28">L’entorn de compilació presenta dificultats, particularment quan tens el costum de fer servir entorns avançats. Alguns dels problemes poden ser deguts a la meva versió, doncs treballo amb </text:span><text:span text:style-name="T1">Linux Manjaro</text:span><text:span text:style-name="T28"> (distribució derivada d’</text:span><text:span text:style-name="T1">Archlinux</text:span><text:span text:style-name="T28">), i el suport per a Linux el limiten a </text:span><text:span text:style-name="T1">Debian</text:span><text:span text:style-name="T28"> i </text:span><text:span text:style-name="T1">Ubuntu</text:span><text:span text:style-name="T28">.</text:span></text:p>
      <text:list text:style-name="L10">
        <text:list-item>
          <text:p text:style-name="P39"><text:span text:style-name="T28">«</text:span><text:span text:style-name="T9">Hot Reload</text:span><text:span text:style-name="T28">» no mostra molts errors, amagant els </text:span><text:span text:style-name="T48">errors que «</text:span><text:span text:style-name="T9">només es produeixen en mode debug</text:span><text:span text:style-name="T48">»</text:span><text:span text:style-name="T28">, la qual cosa fa que no t’adonis del molts problemes fins fer un «</text:span><text:span text:style-name="T1">reinici</text:span><text:span text:style-name="T28">».</text:span></text:p>
        </text:list-item>
        <text:list-item>
          <text:p text:style-name="P39"><text:span text:style-name="T28">Es dona el cas que el «reinici» no salva en disc, tot i que clarament en el butó indica que salva; això estic segur que </text:span><text:span text:style-name="T9">és un problema de la meva distribució</text:span><text:span text:style-name="T28">, però també m’ha ocasionat molts inconvenients fins adonar-me del comportament anòmal, perquè el codi que s’executava no era el codi que es veia en el editor; des de la última actualització en aquesta mateixa setmana (Manjaro és una «</text:span><text:span text:style-name="T1">rolling-release</text:span><text:span text:style-name="T28">») sembla que aquest problema ja no es produeix.</text:span></text:p>
        </text:list-item>
        <text:list-item>
          <text:p text:style-name="P39"><text:span text:style-name="T28">El </text:span><text:span text:style-name="T48">control de flux de la compilació vinculada a l’editor és molt dolenta</text:span><text:span text:style-name="T28">; amb tota la «propaganda» del control dels valors nuls </text:span><text:span text:style-name="T46">i el «</text:span><text:span text:style-name="T17">null-safe</text:span><text:span text:style-name="T46">», </text:span><text:span text:style-name="T28">però resulta que t’obliga a incorporar molts operadors «</text:span><text:span text:style-name="T87">!</text:span><text:span text:style-name="T28">» perquè el compilador no és capaç de detectar que el valor no és null. En la pràctica això deixa el codi ple d’indicadors que el programador es veu obligat </text:span><text:soft-page-break/><text:span text:style-name="T28">a escriure, en casos que altres compiladors detecten sense dificultat. Un exemple, </text:span><text:span text:style-name="T46">on es pot veure que el compilador ha exigit condicions que es dedueixen del control de fluxe</text:span><text:span text:style-name="T28">:</text:span></text:p>
        </text:list-item>
        <text:list-item>
          <text:p text:style-name="P40"><draw:frame text:anchor-type="paragraph" draw:z-index="8" draw:name="Marc de text 6" draw:style-name="gr1" draw:text-style-name="P46" svg:width="15.595cm" svg:height="5.52cm" svg:x="1.282cm" svg:y="0.134cm"><draw:text-box><text:p text:style-name="P44"><text:s/>f([x]) { </text:p><text:p text:style-name="P44"><text:tab/>if (<text:span text:style-name="T89">total.value.$1 == null || profile.goals[total.key]!.$1 == null</text:span>) {</text:p><text:p text:style-name="P44"><text:tab/> <text:s text:c="3"/>if (profile.goals[total.key]!.$1 == null &amp;&amp; <text:span text:style-name="T89">profile.goals[total.key]!.$2 != null</text:span>) {</text:p><text:p text:style-name="P44"><text:tab/> <text:s text:c="7"/>if (total.value.$2.inMinutes &gt;= profile.goals[total.key]<text:span text:style-name="T90">!</text:span><text:span text:style-name="T91">.$2</text:span><text:span text:style-name="T90">!</text:span>.inMinutes) { return 1.0; }</text:p><text:p text:style-name="P44"><text:span text:style-name="T91"><text:tab/></text:span><text:span text:style-name="T91"> <text:s text:c="7"/></text:span><text:span text:style-name="T91">else { return total.value.$2.inMinutes / profile.goals[total.key]</text:span><text:span text:style-name="T90">!</text:span><text:span text:style-name="T91">.$2</text:span><text:span text:style-name="T90">!</text:span>.inMinutes; }</text:p><text:p text:style-name="P44"><text:tab/> <text:s text:c="3"/>} else { return 0.0; }</text:p><text:p text:style-name="P44"><text:tab/>} else {</text:p><text:p text:style-name="P44"><text:span text:style-name="T91"><text:tab/></text:span><text:span text:style-name="T91"> <text:s text:c="3"/></text:span><text:span text:style-name="T91">if (total.value.$1</text:span><text:span text:style-name="T90">!</text:span><text:span text:style-name="T91"> &gt;= profile.goals[total.key]</text:span><text:span text:style-name="T90">!</text:span><text:span text:style-name="T91">.$1</text:span><text:span text:style-name="T90">!</text:span>) { return 1.0; }</text:p><text:p text:style-name="P44"><text:span text:style-name="T91"><text:tab/></text:span><text:span text:style-name="T91"> <text:s text:c="3"/></text:span><text:span text:style-name="T91">else { return total.value.$1</text:span><text:span text:style-name="T90">!</text:span><text:span text:style-name="T91"> / profile.goals[total.key]</text:span><text:span text:style-name="T90">!</text:span><text:span text:style-name="T91">.$1</text:span><text:span text:style-name="T90">!</text:span>; } </text:p><text:p text:style-name="P44"><text:tab/>}</text:p><text:p text:style-name="P44">}</text:p><text:p text:style-name="P45"><text:span text:style-name="T92">// </text:span><text:span text:style-name="T93">En vermell els operadors «!» innecessaris; en aquest tros de codi, el problema s’ha repetit deu vegades.</text:span></text:p><text:p text:style-name="P45"><text:span text:style-name="T93">// En negreta les condicions que els fan innecessaris.</text:span></text:p></draw:text-box></draw:frame><text:span text:style-name="T28">Un altre problema destacat és que l’editor (</text:span><text:span text:style-name="T1">Visual Studio Code</text:span><text:span text:style-name="T28">) requereix que no hagi errors en el codi per permetre formatar-lo, i només alguns errors molt lleus escapen a aquesta norma; de fet, la funcionalitat de formatar el codi seleccionat no està operatiu.</text:span></text:p>
        </text:list-item>
      </text:list>
      <text:h text:style-name="Heading_20_3" text:outline-level="3">Principal dificultat</text:h>
      <text:p text:style-name="P41"><text:span text:style-name="T28">A més de les «petites» dificultats esmentades, que foren inconvenients vincultats a les eines de treball, sobretot dels dos o tres primers dies, la gran dificultat que trobo és que la explicació referent a la maquetació («</text:span><text:span text:style-name="T1">layout</text:span><text:span text:style-name="T28">») en realitat escapa força a les explicacions lògiques. He mirat molta documentació i molts tutorials, però encara no tinc clars els mecanismes per a la maquetació, que finalment </text:span><text:span text:style-name="T47">la solució </text:span><text:span text:style-name="T28">acab</text:span><text:span text:style-name="T47">a</text:span><text:span text:style-name="T28"> en «provar» fins trobar </text:span><text:span text:style-name="T47">un</text:span><text:span text:style-name="T28">a solució.</text:span></text:p>
      <text:p text:style-name="P42"><text:span text:style-name="T28">Una indicació que vaig trobar en la documentació va ser fer servir «</text:span><text:span text:style-name="T1">Expanded</text:span><text:span text:style-name="T28">» dins de «</text:span><text:span text:style-name="T1">Row</text:span><text:span text:style-name="T28">» o de «</text:span><text:span text:style-name="T1">Column</text:span><text:span text:style-name="T28">» per ocupar l’espai, però també em vaig trobar algun cas on es produia un error quan s’incorporava aquest «</text:span><text:span text:style-name="T1">Expanded</text:span><text:span text:style-name="T28">» (sí, en l’axis principal).</text:span></text:p>
      <text:p text:style-name="P43"><text:span text:style-name="T88">És cert que la gran dificultat venia per la incoporació de la «</text:span><text:span text:style-name="T86">SingleChildScrollView</text:span><text:span text:style-name="T88">», però tot i conèixer el problema em va ser molt difícil fer la maquetació, i, sobretot, no he tingut del tot clar tots els elements que m’han permés arribar a la solució, i la situació ha estat una mica fustrant.</text:span></text:p>
      <text:h text:style-name="P16" text:outline-level="3">Codi addicional</text:h>
      <text:p text:style-name="P42">El temps de lliurament ha estat molt retardat, però no ha estat degut al codi addicional incorporat, sinó a la principal dificultat que ja he esmentat; el codi addicional ha estat una manera d’escapar de tant en tant dels problemes de la maquetaci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49:20.977843004</meta:creation-date>
    <meta:generator>LibreOffice/24.2.6.2$Linux_X86_64 LibreOffice_project/420$Build-2</meta:generator>
    <dc:date>2024-10-07T10:59:33.897280857</dc:date>
    <meta:editing-duration>PT2H34M57S</meta:editing-duration>
    <meta:editing-cycles>8</meta:editing-cycles>
    <meta:print-date>2024-10-02T00:49:34.738172243</meta:print-date>
    <meta:printed-by>Fitxers PDF</meta:printed-by>
    <meta:document-statistic meta:table-count="0" meta:image-count="0" meta:object-count="0" meta:page-count="5" meta:paragraph-count="54" meta:word-count="1549" meta:character-count="9456" meta:non-whitespace-character-count="7985"/>
  </office:meta>
</office:document-meta>
</file>